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date>2010-04-12T20:49:34</dc:date><text:p>&lt;!--StartFragment--&gt;</text:p></office:annotation>Scalable Multi-robot Control Using HEAD: Hybrid Event-driven Architecture on D-Bus <office:annotation><dc:date>2010-04-12T20:49:34</dc:date><text:p>&lt;!--EndFragment--&gt;</text:p></office:annotation></text:p>
      <text:p text:style-name="Standard"/>
      <text:p text:style-name="Standard">Abstract</text:p>
      <text:p text:style-name="Standard"/>
      <text:p text:style-name="Standard">Traditional inter-process communication (IPC) mechanisms, such as pipes, shared memory etc., <text:s/>fail to scale well for controlling a multi-robot system (MRS) that consists of tens of robots and various sensing and monitoring elements interconnected through several host PCs. <text:s/>In this paper we have presented a scalable, modular and flexible multi-robot control <text:span text:style-name="T1">architecture </text:span>that uses D-Bus as its underlying IPC method. D-Bus is a standard IPC technology for a modern Linux desktop. It uses a message bus concepts that facilitates asynchronous data sharing among multiple processes. Here, we have Illustrated the design and practical implementation of <text:span text:style-name="T1">D-Bus signal interfaces</text:span> for enabling real-time interactions among <text:s/>heterogeneous multi-robot control applications. Our experimental results, from a MRS <text:span text:style-name="T1">implementation</text:span> of manufacturing shop-floor scenario with 16 and 32 e-puck robots, show us the feasibility of using D-Bus as a suitable IPC mechanism for scalable multi-robot control.</text:p>
      <text:p text:style-name="Standard"/>
      <text:p text:style-name="Standard">[Introduction]</text:p>
      <text:list xml:id="list493958454" text:style-name="L2">
        <text:list-item>
          <text:p text:style-name="P1">Need for an IPC</text:p>
        </text:list-item>
      </text:list>
      <text:list xml:id="list776060928" text:style-name="L3">
        <text:list-item>
          <text:p text:style-name="P2">Various forms of IPC</text:p>
        </text:list-item>
        <text:list-item>
          <text:p text:style-name="P2">Limitations of traditional IPCs: lack of real-time support, tight coupling</text:p>
        </text:list-item>
        <text:list-item>
          <text:p text:style-name="P2">D-Bus a suitable alternative IPC</text:p>
        </text:list-item>
        <text:list-item>
          <text:p text:style-name="P2">Application in multi-robot control</text:p>
        </text:list-item>
        <text:list-item>
          <text:p text:style-name="P2">In this paper</text:p>
        </text:list-item>
        <text:list-item>
          <text:p text:style-name="P2">Contributions</text:p>
        </text:list-item>
        <text:list-item>
          <text:p text:style-name="P2">Rest of this paper</text:p>
        </text:list-item>
      </text:list>
      <text:p text:style-name="Standard"/>
      <text:p text:style-name="Standard">[D-Bus Communication Model]</text:p>
      <text:p text:style-name="Standard">Fig: How D-Bus works</text:p>
      <text:p text:style-name="Standard"><text:tab/>Brief descriptions</text:p>
      <text:p text:style-name="Standard"/>
      <text:p text:style-name="Standard"/>
      <text:p text:style-name="Standard">[Multi-robot Control Architecture]</text:p>
      <text:p text:style-name="Standard">Fig: 3 Layered MRC architecture</text:p>
      <text:p text:style-name="Standard"/>
      <text:p text:style-name="Standard">[D-Bus Signal Interfaces]</text:p>
      <text:p text:style-name="Standard"><text:tab/>Common Interfaces</text:p>
      <text:p text:style-name="Standard"><text:tab/>D-Bus Signal Listener</text:p>
      <text:p text:style-name="Standard"><text:s/><text:tab/>D-Bus Signal Emitter</text:p>
      <text:p text:style-name="Standard">Fig: Interaction Diagram</text:p>
      <text:p text:style-name="Standard"/>
      <text:p text:style-name="Standard">[Implementation of a multi-robot manufacturing scenario] </text:p>
      <text:p text:style-name="Standard"><text:tab/>Experiment Setup</text:p>
      <text:p text:style-name="Standard"><text:tab/>Global mode experiments</text:p>
      <text:p text:style-name="Standard"><text:tab/>Local mode experiments</text:p>
      <text:p text:style-name="Standard"/>
      <text:p text:style-name="Standard">Results and Discussion</text:p>
      <text:p text:style-name="Standard"><text:tab/>AFM experiments global vs local mode experiments</text:p>
      <text:p text:style-name="Standard"/>
      <text:p text:style-name="Standard">Conclusions and Perspectives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9T18:20:19</meta:creation-date>
    <meta:generator>OpenOffice.org/3.1$Linux OpenOffice.org_project/310m19$Build-9420</meta:generator>
    <dc:date>2010-04-12T22:40:18</dc:date>
    <dc:creator>Omar </dc:creator>
    <meta:editing-duration>PT02H14M50S</meta:editing-duration>
    <meta:editing-cycles>4</meta:editing-cycles>
    <meta:document-statistic meta:table-count="0" meta:image-count="0" meta:object-count="0" meta:page-count="2" meta:paragraph-count="29" meta:word-count="253" meta:character-count="1780"/>
  </office:meta>
</office:document-meta>
</file>